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2901" officeooo:paragraph-rsid="00172901"/>
    </style:style>
    <style:style style:name="P2" style:family="paragraph" style:parent-style-name="Standard">
      <style:text-properties officeooo:rsid="00172901" officeooo:paragraph-rsid="0022d245"/>
    </style:style>
    <style:style style:name="P3" style:family="paragraph" style:parent-style-name="Standard">
      <style:text-properties officeooo:rsid="00172901" officeooo:paragraph-rsid="0024269a"/>
    </style:style>
    <style:style style:name="P4" style:family="paragraph" style:parent-style-name="Standard">
      <style:text-properties officeooo:rsid="00187670" officeooo:paragraph-rsid="00187670"/>
    </style:style>
    <style:style style:name="P5" style:family="paragraph" style:parent-style-name="Standard">
      <style:text-properties officeooo:rsid="0019709f" officeooo:paragraph-rsid="0022d245"/>
    </style:style>
    <style:style style:name="P6" style:family="paragraph" style:parent-style-name="Standard">
      <style:text-properties officeooo:rsid="0019a3ff" officeooo:paragraph-rsid="0019a3ff"/>
    </style:style>
    <style:style style:name="P7" style:family="paragraph" style:parent-style-name="Standard">
      <style:text-properties officeooo:rsid="0019d4d0" officeooo:paragraph-rsid="0019d4d0"/>
    </style:style>
    <style:style style:name="P8" style:family="paragraph" style:parent-style-name="Standard">
      <style:text-properties officeooo:rsid="001b57f8" officeooo:paragraph-rsid="001b57f8"/>
    </style:style>
    <style:style style:name="P9" style:family="paragraph" style:parent-style-name="Standard">
      <style:text-properties officeooo:rsid="001b57f8" officeooo:paragraph-rsid="0022d245"/>
    </style:style>
    <style:style style:name="P10" style:family="paragraph" style:parent-style-name="Standard">
      <style:text-properties officeooo:rsid="001cf73e" officeooo:paragraph-rsid="001cf73e"/>
    </style:style>
    <style:style style:name="P11" style:family="paragraph" style:parent-style-name="Standard">
      <style:text-properties officeooo:rsid="001e93d9" officeooo:paragraph-rsid="001e93d9"/>
    </style:style>
    <style:style style:name="P12" style:family="paragraph" style:parent-style-name="Standard">
      <style:text-properties officeooo:rsid="001f461a" officeooo:paragraph-rsid="001f461a"/>
    </style:style>
    <style:style style:name="P13" style:family="paragraph" style:parent-style-name="Standard">
      <style:text-properties officeooo:rsid="001ff943" officeooo:paragraph-rsid="001ff943"/>
    </style:style>
    <style:style style:name="P14" style:family="paragraph" style:parent-style-name="Standard">
      <style:text-properties officeooo:rsid="001ff943" officeooo:paragraph-rsid="0022d245"/>
    </style:style>
    <style:style style:name="P15" style:family="paragraph" style:parent-style-name="Standard">
      <style:text-properties officeooo:rsid="00203977" officeooo:paragraph-rsid="00203977"/>
    </style:style>
    <style:style style:name="P16" style:family="paragraph" style:parent-style-name="Standard">
      <style:text-properties officeooo:rsid="00203977" officeooo:paragraph-rsid="0022d245"/>
    </style:style>
    <style:style style:name="P17" style:family="paragraph" style:parent-style-name="Standard">
      <style:text-properties fo:font-weight="bold" officeooo:rsid="00172901" officeooo:paragraph-rsid="0022d245" style:font-weight-asian="bold" style:font-weight-complex="bold"/>
    </style:style>
    <style:style style:name="P18" style:family="paragraph" style:parent-style-name="Standard">
      <style:text-properties fo:font-weight="bold" officeooo:rsid="00172901" officeooo:paragraph-rsid="00172901" style:font-weight-asian="bold" style:font-weight-complex="bold"/>
    </style:style>
    <style:style style:name="P19" style:family="paragraph" style:parent-style-name="Standard">
      <style:text-properties fo:font-weight="bold" officeooo:rsid="00187670" officeooo:paragraph-rsid="00187670" style:font-weight-asian="bold" style:font-weight-complex="bold"/>
    </style:style>
    <style:style style:name="P20" style:family="paragraph" style:parent-style-name="Standard">
      <style:text-properties fo:font-weight="bold" officeooo:rsid="0019a3ff" officeooo:paragraph-rsid="0019a3ff" style:font-weight-asian="bold" style:font-weight-complex="bold"/>
    </style:style>
    <style:style style:name="P21" style:family="paragraph" style:parent-style-name="Standard">
      <style:text-properties fo:font-weight="bold" officeooo:rsid="001b57f8" officeooo:paragraph-rsid="001b57f8" style:font-weight-asian="bold" style:font-weight-complex="bold"/>
    </style:style>
    <style:style style:name="P22" style:family="paragraph" style:parent-style-name="Standard">
      <style:text-properties fo:font-weight="bold" officeooo:rsid="001cf73e" officeooo:paragraph-rsid="001cf73e" style:font-weight-asian="bold" style:font-weight-complex="bold"/>
    </style:style>
    <style:style style:name="P23" style:family="paragraph" style:parent-style-name="Standard">
      <style:text-properties fo:font-weight="bold" officeooo:rsid="001e93d9" officeooo:paragraph-rsid="001e93d9" style:font-weight-asian="bold" style:font-weight-complex="bold"/>
    </style:style>
    <style:style style:name="P24" style:family="paragraph" style:parent-style-name="Standard">
      <style:text-properties fo:font-weight="bold" officeooo:rsid="00203977" officeooo:paragraph-rsid="0022d245" style:font-weight-asian="bold" style:font-weight-complex="bold"/>
    </style:style>
    <style:style style:name="P25" style:family="paragraph" style:parent-style-name="Standard">
      <style:text-properties fo:font-weight="bold" officeooo:rsid="00203977" officeooo:paragraph-rsid="00203977" style:font-weight-asian="bold" style:font-weight-complex="bold"/>
    </style:style>
    <style:style style:name="P26" style:family="paragraph" style:parent-style-name="Standard">
      <style:text-properties fo:font-weight="bold" officeooo:rsid="0024269a" officeooo:paragraph-rsid="0024269a" style:font-weight-asian="bold" style:font-weight-complex="bold"/>
    </style:style>
    <style:style style:name="P27" style:family="paragraph" style:parent-style-name="Standard">
      <style:text-properties fo:font-weight="bold" officeooo:rsid="0025dc09" officeooo:paragraph-rsid="0025dc09" style:font-weight-asian="bold" style:font-weight-complex="bold"/>
    </style:style>
    <style:style style:name="P28" style:family="paragraph" style:parent-style-name="Standard">
      <style:text-properties fo:font-weight="normal" officeooo:rsid="0024269a" officeooo:paragraph-rsid="0024269a" style:font-weight-asian="normal" style:font-weight-complex="normal"/>
    </style:style>
    <style:style style:name="T1" style:family="text">
      <style:text-properties officeooo:rsid="0019a3f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Grupo: <text:span text:style-name="T3">André Neres e Davi de Paula</text:span></text:p>
      <text:p text:style-name="P27">Sala: <text:span text:style-name="T3">INF-2</text:span></text:p>
      <text:p text:style-name="P17"/>
      <text:p text:style-name="P17">1) Listar nome e editora dos livros emprestados entre os dias 07/01/2014 e 12/01/2014. Obs.: Usar operador between.</text:p>
      <text:p text:style-name="P2"><text:s text:c="2"/></text:p>
      <text:p text:style-name="P3">select distinct nmlivro,editora</text:p>
      <text:p text:style-name="P3">from TbLivro L,TbEmprestimo E</text:p>
      <text:p text:style-name="P3">where E.Cdlivro = L.CdLivro and (DtEmprestimo &gt; '2014-01-07' and DtEmprestimo &lt; '2014-01-12');</text:p>
      <text:p text:style-name="P1"/>
      <text:p text:style-name="P18">2) Listar todos os empréstimos exibindo o código do empréstimo, nome do livro e a data do empréstimo. Ordenar o resultado pelo nome do livro.</text:p>
      <text:p text:style-name="P4"/>
      <text:p text:style-name="P4">select CdEmprestimo,NmLivro,DtEmprestimo<text:line-break/>from TbLivro l,TbEmprestimo e<text:line-break/>where E.Cdlivro = L.CdLivro<text:line-break/>order by NmLivro;</text:p>
      <text:p text:style-name="P4"/>
      <text:p text:style-name="P19">3) Exibir nome dos autores do livro Projeto de algoritmos. Obs.: Consultar pelo nome do livro ('Projeto de algoritmos').</text:p>
      <text:p text:style-name="P19"/>
      <text:p text:style-name="P5">select nmautor<text:line-break/>from TbLivro L , TbAutor a,TbAutorLivro al<text:line-break/>where L.CdLivro = al.Cdlivro and al.CdAutor = a.CdAutor and NmLivro = 'Projeto de algoritmos';</text:p>
      <text:p text:style-name="P5"/>
      <text:p text:style-name="P5"><text:span text:style-name="T2">4) Exibir o nome dos alunos e o nome dos livros não devolvidos (Devolvido = 'N')</text:span></text:p>
      <text:p text:style-name="P5"><text:span text:style-name="T1"><text:line-break/>select NmAluno,NmLivro<text:line-break/>from TbAluno a,TbLivro l,TbEmprestimo E<text:line-break/>where a.CdAluno = e.CdAluno and e.CdLivro = l.Cdlivro and devolvido = 'N';</text:span></text:p>
      <text:p text:style-name="P6"/>
      <text:p text:style-name="P20">5) Exibir quantidade de alunos do sexo masculino</text:p>
      <text:p text:style-name="P20"/>
      <text:p text:style-name="P7">select count(*) as qtd<text:line-break/>from TbAluno<text:line-break/>where Sexo = 'M' ;</text:p>
      <text:p text:style-name="P8"/>
      <text:p text:style-name="P9"><text:span text:style-name="T2">6) Exibir quantidade de empréstimos não devolvidos.</text:span></text:p>
      <text:p text:style-name="P9"><text:line-break/>select count(*) as qtd<text:line-break/>from TbEmprestimo<text:line-break/>where devolvido <text:s/>= 'N';</text:p>
      <text:p text:style-name="P8"/>
      <text:p text:style-name="P21">7) Exibir nome e quantidade de autores de cada livro</text:p>
      <text:p text:style-name="P21"/>
      <text:p text:style-name="P10">SELECT NmLivro, COUNT(*) AS QTD<text:line-break/>FROM TbLivro L, TbAutor A, TbAutorLivro AL<text:line-break/>WHERE L.CdLivro = AL.CdLivro and A.CdAutor = AL.CdAutor GROUP BY NmLivro;</text:p>
      <text:p text:style-name="P10"/>
      <text:p text:style-name="P22">8) Exibir nome e quantidade de empréstimos de cada aluno.</text:p>
      <text:p text:style-name="P22"/>
      <text:p text:style-name="P10"><text:soft-page-break/>SELECT NmAluno, COUNT(*) AS QTD<text:line-break/>FROM TbAluno A, TbEmprestimo E<text:line-break/>WHERE A.CdAluno = E.CdAluno GROUP BY NmAluno;</text:p>
      <text:p text:style-name="P10"/>
      <text:p text:style-name="P22">9) Mostrar o preço médio dos livros de matemática</text:p>
      <text:p text:style-name="P22"/>
      <text:p text:style-name="P11">SELECT AVG(Preco)<text:line-break/>FROM TbLivro L, TbArea A<text:line-break/>WHERE A.CdArea = L.CdArea and A.CdArea = 3;</text:p>
      <text:p text:style-name="P11"/>
      <text:p text:style-name="P23">10)Mostrar o nome de cada área e o preço de seu livro mais caro </text:p>
      <text:p text:style-name="P23"/>
      <text:p text:style-name="P12">select NmArea,MAX(preco)<text:line-break/>from TbArea a,TbLivro l<text:line-break/>where a.CdArea = l.CdArea group by Nmarea;</text:p>
      <text:p text:style-name="P13"/>
      <text:p text:style-name="P14"><text:span text:style-name="T2">11)Mostrar a quantidade de empréstimos de livros de cada área. Exibir nome da área e a quantidade. </text:span></text:p>
      <text:p text:style-name="P14"><text:line-break/>select nmarea,count(*) as quantidade <text:line-break/>from TbArea A ,Tbemprestimo E,TbLivro L<text:line-break/>where L.CdLivro = E.CdLivro and A.CdArea = L.CdArea group by NmArea;</text:p>
      <text:p text:style-name="P15"/>
      <text:p text:style-name="P24">12)Mostrar o nome dos alunos que começam com a letra P. </text:p>
      <text:p text:style-name="P24"/>
      <text:p text:style-name="P28">SELECT NmAluno<text:line-break/> FROM TbAluno <text:line-break/> WHERE NmAluno like 'P%';</text:p>
      <text:p text:style-name="P26"/>
      <text:p text:style-name="P24">13)Criar a tabela TbReserva (CdReserva, DtReserva, CdAluno, CdLivro) onde CdAluno e CdLivro são chaves estrangeiras. </text:p>
      <text:p text:style-name="P16"><text:line-break/>create table TbReserva (CdReserva int not null,<text:line-break/>DtReserva date,<text:line-break/>CdAluno int not null,<text:line-break/>CdLivro int not null,<text:line-break/>primary key (CdReserva),<text:line-break/>foreign key (CdAluno) references Tbaluno(CdAluno),<text:line-break/>foreign key (CdLivro) references TbLivro(CdLivro));</text:p>
      <text:p text:style-name="P15"/>
      <text:p text:style-name="P25">14)Inserir a reserva (1, ‘2014-01-20’, 1, 5); </text:p>
      <text:p text:style-name="P15"/>
      <text:p text:style-name="P15">insert into TbReserva values (1, '2014-01-20', 1, 5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6M1S</meta:editing-duration>
    <meta:editing-cycles>16</meta:editing-cycles>
    <meta:generator>LibreOffice/5.3.3.2$Windows_x86 LibreOffice_project/3d9a8b4b4e538a85e0782bd6c2d430bafe583448</meta:generator>
    <dc:date>2017-08-22T14:39:16.187000000</dc:date>
    <meta:document-statistic meta:table-count="0" meta:image-count="0" meta:object-count="0" meta:page-count="2" meta:paragraph-count="33" meta:word-count="425" meta:character-count="2745" meta:non-whitespace-character-count="2336"/>
    <meta:user-defined meta:name="Info 1"/>
    <meta:user-defined meta:name="Info 2"/>
    <meta:user-defined meta:name="Info 3"/>
    <meta:user-defined meta:name="Info 4"/>
  </office:meta>
</office:document-meta>
</file>